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RT ONE (1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RT ONE (1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frontation\--Jesus and the Pharisees (19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frontation\--Jesus and the Pharisees (19:1-9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they ask-first question (19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ow he answers-first reply (19:4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at they ask-second question (19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ow he answers-second reply (19:8-9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How he answers-second reply (19:8-9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insolence (19:8a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intention (19:8b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The immorality (19:9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The confrontation\--Jesus and the Pharisees (19:1-9):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What they ask-first question (19: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ow he answers-first reply (19:4-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at they ask-second question (19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ow he answers-second reply (19:8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ART ONE (19:1-15)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frontation\--Jesus and the Pharisees (19:1-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larification-Jesus and his disciples (19:10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larification-Jesus and his disciples (19:10-12)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What they ask (19:10): "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ow he answers (19:11-1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ART ONE (19:1-15)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confrontation\--Jesus and the Pharisees (19:1-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larification-Jesus and his disciples (19:10-1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secration-Jesus and some little children (19:13-1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consecration-Jesus and some little children (19:13-15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disciples rebuke the parents (19: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Savior receives the children (19:14-1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ART ONE (19:1-15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confrontation\--Jesus and the Pharisees (19:1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larification-Jesus and his disciples (19:10-12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nsecration-Jesus and some little children (19:13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MATTHEW 19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PART ONE (19:1-1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RT TWO (19:16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-title-Title-Slide" presentation:presentation-page-layout-name="Master1-PPL1" draw:id="Slide-267">
        <draw:frame draw:id="id105" presentation:style-name="a610" draw:name="Title 1" svg:x="1.38in" svg:y="0.83in" svg:width="10.3in" svg:height="4.42in" presentation:class="title" presentation:placeholder="false">
          <draw:text-box>
            <text:p text:style-name="a609" text:class-names="" text:cond-style-name=""><text:span text:style-name="a607" text:class-names="">PART TWO (19:16-30)<text:s text:c="1"/></text:span><text:span text:style-name="a608" text:class-names=""/></text:p>
          </draw:text-box>
          <svg:title/>
          <svg:desc/>
        </draw:frame>
        <draw:frame draw:id="id106" presentation:style-name="a615" draw:name="Subtitle 2" svg:x="1.38in" svg:y="5.25in" svg:width="10.3in" svg:height="1.85in" presentation:class="subtitle" presentation:placeholder="false">
          <draw:text-box>
            <text:p text:style-name="a612" text:class-names="" text:cond-style-name=""><text:span text:style-name="a611" text:class-names=""><text:s text:c="1"/>Jesus speaks concerning riches (19:16-26):<text:s text:c="1"/></text:span></text:p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13" draw:style-name="a616" draw:master-page-name="Master1-Layout1-title-Title-Slide" presentation:presentation-page-layout-name="Master1-PPL1" draw:id="Slide-268">
        <draw:frame draw:id="id107" presentation:style-name="a620" draw:name="Title 1" svg:x="1.38in" svg:y="0.83in" svg:width="10.3in" svg:height="4.42in" presentation:class="title" presentation:placeholder="false">
          <draw:text-box>
            <text:p text:style-name="a619" text:class-names="" text:cond-style-name=""><text:span text:style-name="a617" text:class-names=""><text:s text:c="1"/>Jesus speaks concerning riches (19:16-26):<text:s text:c="1"/></text:span><text:span text:style-name="a618" text:class-names=""/></text:p>
          </draw:text-box>
          <svg:title/>
          <svg:desc/>
        </draw:frame>
        <draw:frame draw:id="id108" presentation:style-name="a625" draw:name="Subtitle 2" svg:x="1.38in" svg:y="5.25in" svg:width="10.3in" svg:height="1.85in" presentation:class="subtitle" presentation:placeholder="false">
          <draw:text-box>
            <text:p text:style-name="a622" text:class-names="" text:cond-style-name=""><text:span text:style-name="a621" text:class-names=""><text:s text:c="1"/>Jesus and the ruler (19:16-22)<text:s text:c="1"/></text:span></text:p>
            <text:p text:style-name="a624" text:class-names="" text:cond-style-name=""><text:span text:style-name="a623" text:class-names=""/></text:p>
          </draw:text-box>
          <svg:title/>
          <svg:desc/>
        </draw:frame>
      </draw:page>
      <draw:page draw:name="Slide14" draw:style-name="a626" draw:master-page-name="Master1-Layout1-title-Title-Slide" presentation:presentation-page-layout-name="Master1-PPL1" draw:id="Slide-269">
        <draw:frame draw:id="id109" presentation:style-name="a630" draw:name="Title 1" svg:x="1.38in" svg:y="0.83in" svg:width="10.3in" svg:height="4.42in" presentation:class="title" presentation:placeholder="false">
          <draw:text-box>
            <text:p text:style-name="a629" text:class-names="" text:cond-style-name=""><text:span text:style-name="a627" text:class-names=""><text:s text:c="1"/>Jesus and the ruler (19:16-22)<text:s text:c="1"/></text:span><text:span text:style-name="a628" text:class-names=""/></text:p>
          </draw:text-box>
          <svg:title/>
          <svg:desc/>
        </draw:frame>
        <draw:frame draw:id="id110" presentation:style-name="a635" draw:name="Subtitle 2" svg:x="1.38in" svg:y="5.25in" svg:width="10.3in" svg:height="1.85in" presentation:class="subtitle" presentation:placeholder="false">
          <draw:text-box>
            <text:p text:style-name="a632" text:class-names="" text:cond-style-name=""><text:span text:style-name="a631" text:class-names=""><text:s text:c="1"/>The seeking ruler (19:16-21)<text:s text:c="1"/></text:span></text:p>
            <text:p text:style-name="a634" text:class-names="" text:cond-style-name=""><text:span text:style-name="a633" text:class-names=""/></text:p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seeking ruler (19:16-21)<text:s text:c="1"/></text:span><text:span text:style-name="a638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ruler's confusion (19: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Savior's clarification (19:1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ruler's confirmation (19:18-20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Savior's conclusion (19: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Jesus and the ruler (19:16-22)<text:s text:c="1"/></text:span><text:span text:style-name="a659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seeking ruler (19:16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sorrowing ruler (19:2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7" draw:style-name="a672" draw:master-page-name="Master1-Layout12-tx-Title-and-Text" presentation:presentation-page-layout-name="Master1-PPL12" draw:id="Slide-272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Jesus speaks concerning riches (19:16-26):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Jesus and the ruler (19:16-22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Jesus and the disciples (19:23-2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8" draw:style-name="a687" draw:master-page-name="Master1-Layout12-tx-Title-and-Text" presentation:presentation-page-layout-name="Master1-PPL12" draw:id="Slide-273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and the disciples (19:23-26)<text:s text:c="1"/></text:span><text:span text:style-name="a689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allegory (19:23-2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amazement (19:2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assurance (19:2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9" draw:style-name="a705" draw:master-page-name="Master1-Layout12-tx-Title-and-Text" presentation:presentation-page-layout-name="Master1-PPL12" draw:id="Slide-274">
        <draw:frame draw:id="id119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Jesus speaks concerning riches (19:16-26):<text:s text:c="1"/></text:span><text:span text:style-name="a707" text:class-names=""/></text:p>
          </draw:text-box>
          <svg:title/>
          <svg:desc/>
        </draw:frame>
        <draw:frame draw:id="id120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Jesus and the ruler (19:16-2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esus and the disciples (19:23-26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0" draw:style-name="a720" draw:master-page-name="Master1-Layout12-tx-Title-and-Text" presentation:presentation-page-layout-name="Master1-PPL12" draw:id="Slide-275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PART TWO (19:16-30)<text:s text:c="1"/></text:span><text:span text:style-name="a722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Jesus speaks concerning riches (19:16-2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Jesus speaks concerning rewards (19:27-3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Jesus speaks concerning rewards (19:27-30)<text:s text:c="1"/></text:span><text:span text:style-name="a737" text:class-names=""/></text:p>
          </draw:text-box>
          <svg:title/>
          <svg:desc/>
        </draw:frame>
        <draw:frame draw:id="id124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What the disciples have renounced for Jesus (19:27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What the disciples will receive from Jesus (19:28-30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2" draw:style-name="a750" draw:master-page-name="Master1-Layout12-tx-Title-and-Text" presentation:presentation-page-layout-name="Master1-PPL12" draw:id="Slide-277">
        <draw:frame draw:id="id125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PART TWO (19:16-30)<text:s text:c="1"/></text:span><text:span text:style-name="a752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Jesus speaks concerning riches (19:16-26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Jesus speaks concerning rewards (19:27-30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MATTHEW 19</text:span><text:span text:style-name="a767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PART ONE (19:1-15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PART TWO (19:16-3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9</dc:title>
    <meta:initial-creator>David STRICKLAND</meta:initial-creator>
    <dc:creator>David STRICKLAND</dc:creator>
    <meta:creation-date>2020-02-22T19:30:56Z</meta:creation-date>
    <dc:date>2020-02-22T19:30:57Z</dc:date>
    <meta:template xlink:href="BibleStudy" xlink:type="simple"/>
    <meta:editing-cycles>1</meta:editing-cycles>
    <meta:editing-duration>PT0S</meta:editing-duration>
    <meta:document-statistic meta:paragraph-count="74" meta:word-count="553"/>
  </office:meta>
</office:document-meta>
</file>